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メイリオ" svg:font-family="メイリオ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G明朝L" svg:font-family="HG明朝L" style:font-family-generic="system" style:font-pitch="variable"/>
    <style:font-face style:name="メイリオ1" svg:font-family="メイリオ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margin-left="0.741cm" fo:margin-right="0cm" fo:text-indent="0cm" style:auto-text-indent="false"/>
      <style:text-properties style:font-name="メイリオ" fo:font-size="10.5pt" officeooo:paragraph-rsid="00178b2e" style:font-name-asian="メイリオ1" style:font-size-asian="10.5pt" style:font-size-complex="10.5pt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メイリオ" fo:font-size="14pt" officeooo:paragraph-rsid="00178b2e" style:font-name-asian="メイリオ1" style:font-size-asian="14pt" style:font-size-complex="14p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メイリオ" fo:font-size="10.5pt" officeooo:paragraph-rsid="00178b2e" style:font-name-asian="メイリオ1" style:font-size-asian="10.5pt" style:font-size-complex="10.5pt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10.5pt" officeooo:paragraph-rsid="00178b2e" style:font-size-asian="10.5pt" style:font-size-complex="10.5pt"/>
    </style:style>
    <style:style style:name="T1" style:family="text">
      <style:text-properties officeooo:rsid="00216822"/>
    </style:style>
    <style:style style:name="T2" style:family="text">
      <style:text-properties fo:color="#ce181e"/>
    </style:style>
    <style:style style:name="T3" style:family="text">
      <style:text-properties style:font-name="メイリオ" style:font-name-asian="メイリオ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戦術カードの効果</text:p>
      <text:p text:style-name="P3">　カードの効果は、表の状態で場に出されているときのみプレイヤーに適用されます。なお、<text:span text:style-name="T2">整理フェイズ時に、戦略カードが内戦地域に残っていたとき、それらを捨て札にし、代わりに山札から内戦地域にカードを補給します。</text:span></text:p>
      <text:p text:style-name="P3">凡例　戦略カード名［適用フェイズ］：効果内容</text:p>
      <text:p text:style-name="P4"><text:span text:style-name="T3"/></text:p>
      <text:p text:style-name="P1">・インフレ［行動フェイズ］：１回の行動に必要なコインが２枚となる（コインは２枚単位でしか出せない）</text:p>
      <text:p text:style-name="P1">・戦線拡大［行動フェイズ］：他人の非戦闘地域のカードでもチェンジできる（他人の非戦闘地域を、自分の非戦闘地域・内戦地域・自分の手札と入れ替えることができます）</text:p>
      <text:p text:style-name="P1">・ゲリラ戦［計算フェイズ］：支援カード「２」が同陣営の旗印となる</text:p>
      <text:p text:style-name="P1">・戦争反対［勝負フェイズ］：勝負フェイズ時の強さが逆転する。内戦介入度の最も小さいプレイヤーを勝利者とする</text:p>
      <text:p text:style-name="P1">・休戦［計算・勝負フェイズ］：計算・勝負フェイズをスキップして、ラウンドの勝者を決めずにそのラウンドを終了する。投資金はそのまま次のラウンドに持ち越す</text:p>
      <text:p text:style-name="P1">・伏兵<text:span text:style-name="T1">[整理フェイズ]</text:span>：非戦闘地域の支援カードがラウンド終了時に破棄されなくなる</text:p>
      <text:p text:style-name="P1">・正々堂々［すべてのフェイズ］：非戦闘地域に置かれている他の種類の戦術カードの効果を無効にする</text:p>
      <text:p text:style-name="P1">・晴天<text:tab/><text:span text:style-name="T1">[すべてのフェイズ]</text:span>：晴天が出されているとき、内戦地域と非戦闘地域にある裏の状態のカードをすべて表にし、山札も一番上が表になるようにひっくり返す。晴天が場を離れた場合、山札を裏が一番上となる状態に戻す。（場のカードは戻さない。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メイリオ" svg:font-family="メイリオ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G明朝L" svg:font-family="HG明朝L" style:font-family-generic="system" style:font-pitch="variable"/>
    <style:font-face style:name="メイリオ1" svg:font-family="メイリオ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HG明朝L" style:font-family-asian="HG明朝L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12:17:24.402000000</meta:creation-date>
    <dc:date>2018-06-03T12:17:48.143000000</dc:date>
    <meta:editing-duration>PT23S</meta:editing-duration>
    <meta:editing-cycles>1</meta:editing-cycles>
    <meta:document-statistic meta:table-count="0" meta:image-count="0" meta:object-count="0" meta:page-count="1" meta:paragraph-count="11" meta:word-count="623" meta:character-count="626" meta:non-whitespace-character-count="623"/>
    <meta:generator>LibreOffice/6.0.1.1$Windows_X86_64 LibreOffice_project/60bfb1526849283ce2491346ed2aa51c465abfe6</meta:generator>
  </office:meta>
</office:document-meta>
</file>